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2" style:family="table-row">
      <style:table-row-properties style:min-row-height="1.7cm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cde56" officeooo:paragraph-rsid="000cde56"/>
    </style:style>
    <style:style style:name="P2" style:family="paragraph" style:parent-style-name="Table_20_Contents">
      <style:text-properties officeooo:rsid="000cde56" officeooo:paragraph-rsid="000cde56"/>
    </style:style>
    <style:style style:name="P3" style:family="paragraph" style:parent-style-name="Table_20_Contents">
      <style:text-properties officeooo:rsid="000d9aec" officeooo:paragraph-rsid="000d9aec"/>
    </style:style>
    <style:style style:name="P4" style:family="paragraph" style:parent-style-name="Standard">
      <style:text-properties officeooo:rsid="000d9aec" officeooo:paragraph-rsid="000d9aec"/>
    </style:style>
    <style:style style:name="P5" style:family="paragraph" style:parent-style-name="Standard">
      <style:text-properties officeooo:rsid="000f163b" officeooo:paragraph-rsid="000f163b"/>
    </style:style>
    <style:style style:name="P6" style:family="paragraph" style:parent-style-name="Standard">
      <style:text-properties officeooo:rsid="000fd1f0" officeooo:paragraph-rsid="000fd1f0"/>
    </style:style>
    <style:style style:name="P7" style:family="paragraph" style:parent-style-name="Standard">
      <style:text-properties officeooo:rsid="0011ced2" officeooo:paragraph-rsid="0011ced2"/>
    </style:style>
    <style:style style:name="P8" style:family="paragraph" style:parent-style-name="Standard">
      <style:text-properties officeooo:rsid="00144501" officeooo:paragraph-rsid="00144501"/>
    </style:style>
    <style:style style:name="P9" style:family="paragraph" style:parent-style-name="Standard">
      <style:text-properties officeooo:rsid="0014fd90" officeooo:paragraph-rsid="0014fd90"/>
    </style:style>
    <style:style style:name="P10" style:family="paragraph" style:parent-style-name="Table_20_Contents">
      <style:text-properties officeooo:rsid="0014fd90" officeooo:paragraph-rsid="0014fd90"/>
    </style:style>
    <style:style style:name="P11" style:family="paragraph" style:parent-style-name="Table_20_Contents">
      <style:paragraph-properties fo:text-align="center" style:justify-single-word="false"/>
      <style:text-properties officeooo:rsid="0014fd90" officeooo:paragraph-rsid="0014fd90"/>
    </style:style>
    <style:style style:name="P12" style:family="paragraph" style:parent-style-name="Table_20_Contents">
      <style:text-properties officeooo:rsid="0014fd90" officeooo:paragraph-rsid="0016cb4f"/>
    </style:style>
    <style:style style:name="P13" style:family="paragraph" style:parent-style-name="Table_20_Contents">
      <style:text-properties officeooo:rsid="0016cb4f" officeooo:paragraph-rsid="0016cb4f"/>
    </style:style>
    <style:style style:name="P14" style:family="paragraph" style:parent-style-name="Text_20_body">
      <style:text-properties officeooo:paragraph-rsid="0014fd90"/>
    </style:style>
    <style:style style:name="P15" style:family="paragraph" style:parent-style-name="Text_20_body">
      <style:text-properties officeooo:rsid="0017eda9" officeooo:paragraph-rsid="0017eda9"/>
    </style:style>
    <style:style style:name="P16" style:family="paragraph" style:parent-style-name="Heading_20_3">
      <style:text-properties officeooo:rsid="0014fd90" officeooo:paragraph-rsid="0014fd90"/>
    </style:style>
    <style:style style:name="P17" style:family="paragraph" style:parent-style-name="Heading_20_3">
      <style:text-properties officeooo:rsid="0021a3de" officeooo:paragraph-rsid="0021a3de"/>
    </style:style>
    <style:style style:name="P18" style:family="paragraph" style:parent-style-name="Heading_20_3">
      <style:text-properties officeooo:rsid="00226f25" officeooo:paragraph-rsid="00226f25"/>
    </style:style>
    <style:style style:name="P19" style:family="paragraph" style:parent-style-name="Heading_20_3">
      <style:text-properties officeooo:paragraph-rsid="00226f25"/>
    </style:style>
    <style:style style:name="P20" style:family="paragraph" style:parent-style-name="Text_20_body">
      <style:paragraph-properties fo:break-before="page"/>
      <style:text-properties officeooo:rsid="00185b68" officeooo:paragraph-rsid="00185b68"/>
    </style:style>
    <style:style style:name="P21" style:family="paragraph" style:parent-style-name="Text_20_body">
      <style:text-properties officeooo:rsid="00196783" officeooo:paragraph-rsid="00196783"/>
    </style:style>
    <style:style style:name="P22" style:family="paragraph" style:parent-style-name="Text_20_body">
      <style:text-properties fo:color="#c9211e" loext:opacity="100%" officeooo:rsid="00196783" officeooo:paragraph-rsid="00196783"/>
    </style:style>
    <style:style style:name="P23" style:family="paragraph" style:parent-style-name="Text_20_body">
      <style:text-properties fo:color="#c9211e" loext:opacity="100%" officeooo:rsid="001b0d3f" officeooo:paragraph-rsid="001b0d3f"/>
    </style:style>
    <style:style style:name="P24" style:family="paragraph" style:parent-style-name="Text_20_body">
      <style:text-properties fo:color="#c9211e" loext:opacity="100%" officeooo:rsid="001cc279" officeooo:paragraph-rsid="001cc279"/>
    </style:style>
    <style:style style:name="P25" style:family="paragraph" style:parent-style-name="Text_20_body">
      <style:text-properties fo:color="#000000" loext:opacity="100%" officeooo:rsid="001eb1ce" officeooo:paragraph-rsid="0021a3de"/>
    </style:style>
    <style:style style:name="P26" style:family="paragraph" style:parent-style-name="Text_20_body">
      <style:text-properties fo:color="#000000" loext:opacity="100%" officeooo:rsid="0021a3de" officeooo:paragraph-rsid="0021a3de"/>
    </style:style>
    <style:style style:name="P27" style:family="paragraph" style:parent-style-name="Text_20_body">
      <style:text-properties officeooo:rsid="00226f25" officeooo:paragraph-rsid="00226f25"/>
    </style:style>
    <style:style style:name="P28" style:family="paragraph" style:parent-style-name="Text_20_body">
      <style:text-properties officeooo:rsid="00235dcb" officeooo:paragraph-rsid="00235dcb"/>
    </style:style>
    <style:style style:name="T1" style:family="text">
      <style:text-properties officeooo:rsid="000d9aec"/>
    </style:style>
    <style:style style:name="T2" style:family="text">
      <style:text-properties style:text-position="super 58%"/>
    </style:style>
    <style:style style:name="T3" style:family="text">
      <style:text-properties officeooo:rsid="000fd1f0"/>
    </style:style>
    <style:style style:name="T4" style:family="text">
      <style:text-properties officeooo:rsid="0014fd90"/>
    </style:style>
    <style:style style:name="T5" style:family="text">
      <style:text-properties officeooo:rsid="0016cb4f"/>
    </style:style>
    <style:style style:name="T6" style:family="text">
      <style:text-properties officeooo:rsid="0017e13a"/>
    </style:style>
    <style:style style:name="T7" style:family="text">
      <style:text-properties officeooo:rsid="0017eda9"/>
    </style:style>
    <style:style style:name="T8" style:family="text">
      <style:text-properties officeooo:rsid="001b0d3f"/>
    </style:style>
    <style:style style:name="T9" style:family="text">
      <style:text-properties officeooo:rsid="001cc279"/>
    </style:style>
    <style:style style:name="T10" style:family="text">
      <style:text-properties officeooo:rsid="0021a3de"/>
    </style:style>
    <style:style style:name="T11" style:family="text">
      <style:text-properties officeooo:rsid="00226f25"/>
    </style:style>
    <style:style style:name="T12" style:family="text">
      <style:text-properties officeooo:rsid="00235d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1.2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Fonction emotive ou expressive</text:p>
          </table:table-cell>
          <table:table-cell table:style-name="Tableau1.A1" office:value-type="string">
            <text:p text:style-name="P2">destinateur(=emetteur)</text:p>
          </table:table-cell>
          <table:table-cell table:style-name="Tableau1.C1" office:value-type="string">
            <text:p text:style-name="P2">Elle vise a dire l’attitude de l’emetteur a l’egard de ce dont il parle : ses idées, ses désirs,son émotion,vraie ou feinte(je ne comprend rien a ce cours!)</text:p>
          </table:table-cell>
        </table:table-row>
        <table:table-row>
          <table:table-cell table:style-name="Tableau1.A2" office:value-type="string">
            <text:p text:style-name="P2">Fonction conative</text:p>
          </table:table-cell>
          <table:table-cell table:style-name="Tableau1.A2" office:value-type="string">
            <text:p text:style-name="P2">destinateur(=recepteur)<text:span text:style-name="T1">(lui faire faire qlq chose)</text:span></text:p>
          </table:table-cell>
          <table:table-cell table:style-name="Tableau1.C2" office:value-type="string">
            <text:p text:style-name="P2">Vise a obtenir de la prsn a qui on s’adresse un comportement conforme a ce qu’on lui dit(repondez a ces questions!)</text:p>
          </table:table-cell>
        </table:table-row>
        <table:table-row>
          <table:table-cell table:style-name="Tableau1.A2" office:value-type="string">
            <text:p text:style-name="P2">Fonction phatique</text:p>
          </table:table-cell>
          <table:table-cell table:style-name="Tableau1.A2" office:value-type="string">
            <text:p text:style-name="P2">contact</text:p>
          </table:table-cell>
          <table:table-cell table:style-name="Tableau1.C2" office:value-type="string">
            <text:p text:style-name="P2">Elle établit le contact.</text:p>
          </table:table-cell>
        </table:table-row>
        <table:table-row>
          <table:table-cell table:style-name="Tableau1.A2" office:value-type="string">
            <text:p text:style-name="P2">Fonction poétique</text:p>
          </table:table-cell>
          <table:table-cell table:style-name="Tableau1.A2" office:value-type="string">
            <text:p text:style-name="P2">message<text:span text:style-name="T1">(travaillé pour être efficace)</text:span></text:p>
          </table:table-cell>
          <table:table-cell table:style-name="Tableau1.C2" office:value-type="string">
            <text:p text:style-name="P2">Travail sur le signifiant,la forme du mess</text:p>
          </table:table-cell>
        </table:table-row>
        <table:table-row>
          <table:table-cell table:style-name="Tableau1.A2" office:value-type="string">
            <text:p text:style-name="P2">Fonction métalinguistique</text:p>
          </table:table-cell>
          <table:table-cell table:style-name="Tableau1.A2" office:value-type="string">
            <text:p text:style-name="P2">Code <text:span text:style-name="T1">(infos sur les mots)</text:span></text:p>
          </table:table-cell>
          <table:table-cell table:style-name="Tableau1.C2" office:value-type="string">
            <text:p text:style-name="P2">Elle donne des infos sur le code utilisé</text:p>
          </table:table-cell>
        </table:table-row>
        <table:table-row>
          <table:table-cell table:style-name="Tableau1.A2" office:value-type="string">
            <text:p text:style-name="P2">Fonction référentielle</text:p>
          </table:table-cell>
          <table:table-cell table:style-name="Tableau1.A2" office:value-type="string">
            <text:p text:style-name="P2">Contexte</text:p>
            <text:p text:style-name="P2"/>
            <text:p text:style-name="P3">présente systématiquement </text:p>
          </table:table-cell>
          <table:table-cell table:style-name="Tableau1.C2" office:value-type="string">
            <text:p text:style-name="P2">Vise les indications données sur un etat de chose qui se trouvent décrites, constitue l’obj principal de nmbreux messages</text:p>
          </table:table-cell>
        </table:table-row>
      </table:table>
      <text:p text:style-name="P1"/>
      <text:p text:style-name="P1">A] « bonjour » = fonction phatique</text:p>
      <text:p text:style-name="P1">b] « il y avait 93 étudiants et etudiantes en 1<text:span text:style-name="T2">re</text:span> année de but informatique l’an dernier »= <text:span text:style-name="T1">référentielle</text:span></text:p>
      <text:p text:style-name="P1">c] »repondez a ce questionnaire » <text:span text:style-name="T1">= conative</text:span></text:p>
      <text:p text:style-name="P4">d] « les repas du RU ne sont pas terribles » = émotive ou expression</text:p>
      <text:p text:style-name="P4">e] « le mot « abricot » est d’origine... » = métalinguistique</text:p>
      <text:p text:style-name="P4">f] « gifi des idées de génie » = poétique</text:p>
      <text:p text:style-name="P4">g]  « est-ce que vous allez écouter, nom d’un petit bonhomme de chemin ?! » = conative poétique phatique émotive référentielle</text:p>
      <text:p text:style-name="P4"/>
      <text:p text:style-name="P5">fenêtre de création/modif d’un article = Conative Référentielle Poétique(parapgraphe pensé, choix de comment la fenêtre est faite)</text:p>
      <text:p text:style-name="P5"/>
      <text:p text:style-name="P5">6.3.1</text:p>
      <text:p text:style-name="P5">fonction phatique (pour établir le contact, car c’est naturel de vouloir établir le contact : : mieux vaux commencer par bonjour ou une phrase intriguante et finir par merci de votre attention)</text:p>
      <text:p text:style-name="P5">fonction poétique</text:p>
      <text:p text:style-name="P5">fonction conative<text:span text:style-name="T3">(leur faire faire qlq chose)</text:span></text:p>
      <text:p text:style-name="P5">fonction <text:span text:style-name="T3">référentielle</text:span>, métalinguistique <text:span text:style-name="T3">(+ poétique)</text:span></text:p>
      <text:p text:style-name="P5">fonction <text:span text:style-name="T3">émotive ou expressive(côté persuasion)(mettre de l’émotion donne envie d’écouter à l’oral ) </text:span></text:p>
      <text:p text:style-name="P5"/>
      <text:p text:style-name="P6">6.4</text:p>
      <text:p text:style-name="P7">exemple 1 : modèle de production(il n’a jamais eu d’infos sur ça, compétences culturelles (il ne connaît pas les codes vestimentaires du monde du travail)</text:p>
      <text:p text:style-name="P7"/>
      <text:p text:style-name="P7">exemple 2: modèle d’interprétation(les étudiants ont mal compris les attentes, ne connaissent pas les tutoriels de ce genre)</text:p>
      <text:p text:style-name="P7"/>
      <text:p text:style-name="P7"><text:soft-page-break/>exemple 3 : compétences linguistiques, culturelles, modèle de production(euh, ben, jsuis..)</text:p>
      <text:p text:style-name="P7"/>
      <text:p text:style-name="P8">exemple 4 : <text:span text:style-name="T4">linguistiques, modèle de production(ne sait pas monter une vidéo)</text:span></text:p>
      <text:p text:style-name="P8"/>
      <text:p text:style-name="P9">exemple 5 : détermination psychologiques( deux états qui ne vont pas ensemble)</text:p>
      <text:p text:style-name="P9"/>
      <text:p text:style-name="P9">Son schéma met en évidence qu’une bonne communication est complexe.</text:p>
      <text:p text:style-name="P9"/>
      <text:h text:style-name="P16" text:outline-level="3">6.4.3.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Description</text:p>
          </table:table-cell>
          <table:table-cell table:style-name="Tableau2.B1" office:value-type="string">
            <text:p text:style-name="P11">Analyse</text:p>
          </table:table-cell>
        </table:table-row>
        <table:table-row table:style-name="Tableau2.2">
          <table:table-cell table:style-name="Tableau2.A2" office:value-type="string">
            <text:p text:style-name="P10">1<text:span text:style-name="T2">er</text:span> plan : <text:span text:style-name="T5">(noir et blanc), mer, plage,</text:span> 1 enfant noyé <text:span text:style-name="T5">la tête dans l’eau </text:span></text:p>
            <text:p text:style-name="P10"/>
            <text:p text:style-name="P12">2<text:span text:style-name="T2">e</text:span> plan : <text:s/><text:span text:style-name="T5">panneau publicitaire (clown cheveux rouge vif et gant jaune donc celui de mcDo + message « promo ! 2 menus enfant pour le prix d’un »)</text:span></text:p>
            <text:p text:style-name="P12"/>
            <text:p text:style-name="P10">3<text:span text:style-name="T2">e</text:span> plan : <text:span text:style-name="T5">ciel bleu + phrase « si près du but.. »</text:span></text:p>
          </table:table-cell>
          <table:table-cell table:style-name="Tableau2.B2" office:value-type="string">
            <text:p text:style-name="P13"><text:s/>- → noir et blanc représente la mort (contraste)</text:p>
            <text:p text:style-name="P13"><text:s/></text:p>
            <text:p text:style-name="P13"/>
            <text:p text:style-name="P13">- <text:s/>couleur + clown qui tend les bras : acceuil</text:p>
            <text:p text:style-name="P13">- un des deux enfants a survécu </text:p>
            <text:p text:style-name="P13"/>
            <text:p text:style-name="P13"/>
            <text:p text:style-name="P13">- ciel bleu symbolise la tranquilité, l’absence de soucis </text:p>
            <text:p text:style-name="P13">- <text:span text:style-name="T6">promesse de tranquilité et d’abondance</text:span>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0">Message de Riss : <text:span text:style-name="T6">Vend du rêve mais promesse pas tenue car on se retrouve avec des morts</text:span></text:p>
            <text:p text:style-name="P10"><text:s text:c="30"/><text:span text:style-name="T6">enfant seul : indifférence des gens par rapport à vous.</text:span></text:p>
            <text:p text:style-name="P10"><text:s text:c="30"/><text:span text:style-name="T6">Occident offre juste la mort dans l’indifférence que la tranquilité.</text:span></text:p>
          </table:table-cell>
        </table:table-row>
      </table:table>
      <text:p text:style-name="P14"/>
      <text:h text:style-name="Heading_20_2" text:outline-level="2">7. Bilan : principes d’une communication efficace </text:h>
      <text:h text:style-name="Heading_20_3" text:outline-level="3">7.1. Savoir à quels besoins répond la comm<text:span text:style-name="T7">unication</text:span></text:h>
      <text:p text:style-name="P15">1 a,b,e,f</text:p>
      <text:p text:style-name="P15">2 a,c</text:p>
      <text:p text:style-name="P15">3 a,b,e,f</text:p>
      <text:p text:style-name="P15">4 a,c,d</text:p>
      <text:h text:style-name="Heading_20_3" text:outline-level="3">7.2. Connaître les référents idéologiques de ses interlocuteurs</text:h>
      <text:p text:style-name="P21">Deux principales raisons :</text:p>
      <text:p text:style-name="P21">- Essayer de comprendre la pensée de l’autre → éviter de se faire manipuler.</text:p>
      <text:p text:style-name="P21">- Ne pas blesser les autres.</text:p>
      <text:h text:style-name="Heading_20_3" text:outline-level="3">7,3</text:h>
      <text:p text:style-name="P21">7.3.1</text:p>
      <text:p text:style-name="P22"><text:span text:style-name="T8">F</text:span>aits : qui est vrai pcq ca existe (ne peut pas remettre en cause) mais interpréter de diff manières.</text:p>
      <text:p text:style-name="P23"><text:soft-page-break/>Opinion : un avis forcément subjectif informatif ou influence , avis autorisé ou non autorisé (boulanger donne un avis scientifique)</text:p>
      <text:p text:style-name="P23"/>
      <text:p text:style-name="P23">Sentiments : <text:span text:style-name="T9">durée, relier au cœur </text:span></text:p>
      <text:p text:style-name="P24">ressenti : immédiat (j’ai froid)</text:p>
      <text:p text:style-name="P25">7.3.2.</text:p>
      <text:p text:style-name="P25"><text:span text:style-name="T10">- les faits ca peut se discuter mais pas se</text:span></text:p>
      <text:p text:style-name="P26">- les opinions ca se discute mais avec des arguments fiable et de bonne foi</text:p>
      <text:p text:style-name="P21">- <text:span text:style-name="T10">les sentiments ca ne se discute pas</text:span></text:p>
      <text:h text:style-name="P17" text:outline-level="3">7.4</text:h>
      <text:p text:style-name="P27">1 : convaincre (le recruteur), s’affirmer par un discours valorisant, exprimer ses pensées (expliquer pk on est la), informer, nouer des liens ( besoin d’établir un contact avec l’interlocuteur )</text:p>
      <text:p text:style-name="P27"/>
      <text:h text:style-name="P18" text:outline-level="3">7.5</text:h>
      <text:p text:style-name="P27">1 : </text:p>
      <text:p text:style-name="P27">2 : </text:p>
      <text:p text:style-name="P27">3 : répetition une bonne chose</text:p>
      <text:h text:style-name="P19" text:outline-level="3"><text:span text:style-name="T11">7,6</text:span></text:h>
      <text:p text:style-name="P27">Ecouter participer , faire attention au plan </text:p>
      <text:p text:style-name="P27"/>
      <text:p text:style-name="P27">7,7</text:p>
      <text:p text:style-name="P27">60, <text:span text:style-name="T12">70 %</text:span></text:p>
      <text:p text:style-name="P28">24h</text:p>
      <text:p text:style-name="P28">pretentieux, égoiste, pas fiable</text:p>
      <text:p text:style-name="P28">pas respectés, humiliés, blessés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4:32:45.810000000</meta:creation-date>
    <meta:generator>LibreOffice/24.2.6.2$Linux_X86_64 LibreOffice_project/8e9a753d9daaea75c34b417ba1bdf556bf2fc5b3</meta:generator>
    <dc:date>2024-10-15T15:30:07.956480556</dc:date>
    <meta:editing-duration>PT54M46S</meta:editing-duration>
    <meta:editing-cycles>12</meta:editing-cycles>
    <meta:document-statistic meta:table-count="3" meta:image-count="0" meta:object-count="0" meta:page-count="4" meta:paragraph-count="89" meta:word-count="721" meta:character-count="4369" meta:non-whitespace-character-count="3661"/>
  </office:meta>
</office:document-meta>
</file>